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33333" style:font-name="DejaVu Sans" fo:font-size="10.5pt" fo:letter-spacing="normal" fo:font-style="normal" fo:font-weight="bold" style:font-size-asian="10.5pt" style:font-size-complex="10.5pt"/>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33333" style:font-name="DejaVu Sans" fo:font-size="10.5pt" fo:letter-spacing="normal" fo:font-style="normal" fo:font-weight="normal" style:font-size-asian="10.5pt" style:font-size-complex="10.5pt"/>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33333" style:font-name="DejaVu Sans" fo:font-size="10.5pt" fo:letter-spacing="normal" fo:font-style="normal" fo:font-weight="normal" officeooo:paragraph-rsid="000b994b" style:font-size-asian="10.5pt" style:font-size-complex="10.5pt"/>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style:font-name="DejaVu Sans" fo:font-size="10.5pt" style:font-size-asian="10.5pt" style:font-size-complex="10.5pt"/>
    </style:style>
    <style:style style:name="T1" style:family="text">
      <style:text-properties fo:font-weight="bold"/>
    </style:style>
    <style:style style:name="T2" style:family="text">
      <style:text-properties fo:font-variant="normal" fo:text-transform="none" fo:color="#333333" style:font-name="Open Sans" fo:font-size="10.5pt" fo:letter-spacing="normal" fo:font-style="normal" fo:font-weight="bold"/>
    </style:style>
    <style:style style:name="T3" style:family="text">
      <style:text-properties fo:font-variant="normal" fo:text-transform="none" fo:color="#333333" style:font-name="Open Sans" fo:font-size="10.5pt" fo:letter-spacing="normal" fo:font-style="normal" fo:font-weight="normal"/>
    </style:style>
    <style:style style:name="T4" style:family="text">
      <style:text-properties fo:font-variant="normal" fo:text-transform="none" fo:color="#333333" fo:font-size="10.5pt" fo:letter-spacing="normal" fo:font-style="normal" fo:font-weight="bold"/>
    </style:style>
    <style:style style:name="T5" style:family="text">
      <style:text-properties fo:font-variant="normal" fo:text-transform="none" fo:color="#333333" fo:font-size="10.5pt" fo:letter-spacing="normal" fo:font-style="normal" fo:font-weight="normal"/>
    </style:style>
    <style:style style:name="T6" style:family="text">
      <style:text-properties fo:font-variant="normal" fo:text-transform="none" fo:color="#333333" fo:letter-spacing="normal" fo:font-style="normal" fo:font-weight="bold"/>
    </style:style>
    <style:style style:name="T7" style:family="text">
      <style:text-properties fo:font-variant="normal" fo:text-transform="none" fo:color="#333333"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ÇÃO</text:p>
      <text:p text:style-name="P2"><text:span text:style-name="T1">a) Tema</text:span><text:line-break/>Desenvolvimento de aplicações de entretenimento, com interação entre usuários, i.e. jogos multiplayer, controlados por dispositivo de rastreamento ocular.</text:p>
      <text:p text:style-name="P2"><text:span text:style-name="T1">b) Problema e objetivos</text:span><text:line-break/>São escassas as opções de aplicações acessíveis para pessoas que possuem baixa ou nenhum mobilidade dos membros. Analisando as aplicações de interação interpessoal ou de jogos, vemos que praticamente não há opções, revelando a exclusão digital existente. A psicologia mostra que a falta de entretenimento e relação interpessoal aumentam o risco de depressão. Assim, tem-se como objetivo o desenvolvimento de jogos controlados por dispositivos de rastreamento de visão para que haja inclusão de todos os indivíduos. Os objetivos específicos são o desenvolvimento de um servidor para gerenciamento de jogos controlados por dispositivos de rastreamento ocular e a elaboração de uma documentação para auxiliar colaboradores no desenvolvimento de jogos compatíveis com esse servidor.</text:p>
      <text:p text:style-name="P4"/>
      <text:p text:style-name="P1">2) Referencial Teórico</text:p>
      <text:p text:style-name="P3"><text:span text:style-name="T1">a) Sumário provisório</text:span><text:line-break/>2 REFERENCIAL TEÓRICO<text:line-break/>2.1 Fisiologia da visão humana<text:line-break/>2.1.1 Anatomia do olho humano<text:line-break/>2.1.2 Movimentos oculares<text:line-break/>2.2 Técnicas de rastreio ocular<text:line-break/>2.2.1 Eletro-Oculografia<text:line-break/>2.2.2 Vídeo-Oculografia<text:line-break/>2.3 Dispositivo Eye Tribe<text:line-break/>2.3.1 Calibração<text:line-break/>2.3.2 API em Java</text:p>
      <text:p text:style-name="P4"/>
      <text:p text:style-name="P1">3) Metodologia</text:p>
      <text:p text:style-name="P2"><text:span text:style-name="T1">a) Classificações da pesquisa<text:line-break/></text:span>Quanto a natureza, a pesquisa é classificada como <text:span text:style-name="T1">original</text:span>, já que o conhecimento produzido por ela será novo e de relevância com implicação prática.<text:line-break/>Quanto aos objetivos, a pesquisa é classificada como <text:span text:style-name="T1">descritiva</text:span>. Apesar haver a necessidade de obter dados consistentes sobre o modo que pessoas com deficiências motoras utilizam sistemas computacionais, não há a pretensão de criação de teorias que expliquem os fenômenos observados.<text:line-break/>Quanto aos procedimentos, a pesquisa será de <text:span text:style-name="T1">levantamento</text:span>, já que os sistemas estudados e desenvolvidos serão testados na prática com possíveis usuários.</text:p>
      <text:p text:style-name="P4"><text:span text:style-name="T6">b) Principais procedimentos metodológicos a serem realizados</text:span><text:span text:style-name="T7"><text:line-break/>Primeiramente será explorada a API em Java do dispositivo Eye Tribe. Posteriormente, será desenvolvido um servidor, também em Java, para jogos multiplayer utilizando WebSocket. Por fim, será elaborada uma documentação para auxiliar colaboradores no desenvolvimento de novos jogos compatíveis com esse servid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02:18:49.029287752</meta:creation-date>
    <dc:date>2020-07-13T02:20:33.899879707</dc:date>
    <meta:editing-duration>PT24S</meta:editing-duration>
    <meta:editing-cycles>1</meta:editing-cycles>
    <meta:document-statistic meta:table-count="0" meta:image-count="0" meta:object-count="0" meta:page-count="1" meta:paragraph-count="8" meta:word-count="321" meta:character-count="2273" meta:non-whitespace-character-count="1960"/>
    <meta:generator>LibreOffice/6.4.4.2$Linux_X86_64 LibreOffice_project/40$Build-2</meta:generator>
  </office:meta>
</office:document-meta>
</file>